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solid" svg:stroke-width="0.212cm" svg:stroke-color="#b2b2b2" draw:marker-start-width="0.518cm" draw:marker-end-width="0.518cm" draw:fill-color="#cccccc" draw:textarea-horizontal-align="justify" draw:textarea-vertical-align="middle" draw:auto-grow-height="false" fo:min-height="70.252cm" fo:min-width="70.002cm" fo:padding-top="0.231cm" fo:padding-bottom="0.231cm" fo:padding-left="0.356cm" fo:padding-right="0.356cm" loext:decorative="false"/>
    </style:style>
    <style:style style:name="gr3" style:family="graphic" style:parent-style-name="standard">
      <style:graphic-properties draw:stroke="solid" svg:stroke-width="0.212cm" svg:stroke-color="#b2b2b2" draw:marker-start-width="0.518cm" draw:marker-end-width="0.518cm" draw:fill-color="#eeeeee" draw:textarea-horizontal-align="justify" draw:textarea-vertical-align="middle" draw:auto-grow-height="false" fo:min-height="64.347cm" fo:min-width="64.098cm" fo:padding-top="0.231cm" fo:padding-bottom="0.231cm" fo:padding-left="0.356cm" fo:padding-right="0.356cm" loext:decorative="false"/>
    </style:style>
    <style:style style:name="gr4" style:family="graphic" style:parent-style-name="standard">
      <style:graphic-properties draw:stroke="none" draw:fill-color="#729fcf" draw:textarea-horizontal-align="justify" draw:textarea-vertical-align="middle" draw:auto-grow-height="false" fo:min-height="2.505cm" fo:min-width="40.125cm" fo:wrap-option="wrap" loext:decorative="false"/>
    </style:style>
    <style:style style:name="gr5" style:family="graphic" style:parent-style-name="standard">
      <style:graphic-properties draw:stroke="none" draw:fill-color="#729fcf" draw:textarea-horizontal-align="justify" draw:textarea-vertical-align="middle" draw:auto-grow-height="false" fo:min-height="2.505cm" fo:min-width="26.483cm" fo:wrap-option="wrap" loext:decorative="false"/>
    </style:style>
    <style:style style:name="gr6" style:family="graphic" style:parent-style-name="standard">
      <style:graphic-properties draw:stroke="none" draw:fill="gradient" draw:fill-color="#729fcf" draw:fill-gradient-name="Gradient_20_11" draw:textarea-horizontal-align="justify" draw:textarea-vertical-align="middle" draw:auto-grow-height="false" fo:min-height="15.153cm" fo:min-width="14.903cm" loext:decorative="false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71cm" fo:min-width="4.971cm" fo:wrap-option="wrap" loext:decorative="false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74cm" fo:min-width="8.708cm" fo:wrap-option="wrap" loext:decorative="false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="gradient" draw:fill-color="#729fcf" draw:fill-gradient-name="Gradient_20_11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custom-shape draw:style-name="gr2" draw:text-style-name="P1" draw:layer="layout" svg:width="100cm" svg:height="100cm" svg:x="0cm" svg:y="0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91.652cm" svg:height="91.651cm" svg:x="4.174cm" svg:y="4.1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1">
            <draw:g draw:style-name="gr1">
              <draw:custom-shape draw:style-name="gr4" draw:text-style-name="P3" draw:layer="layout" svg:width="40.923cm" svg:height="3.053cm" draw:transform="skewX (5.96132786857692E-017) rotate (2.35619449019235) translate (49.854cm 52.013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5" draw:text-style-name="P3" draw:layer="layout" svg:width="27.282cm" svg:height="3.053cm" draw:transform="skewX (0.000349065850398835) rotate (2.35619449019235) translate (67.181cm 52.105cm)">
                <text:p/>
    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 draw:style-name="gr1">
              <draw:custom-shape draw:style-name="gr6" draw:text-style-name="P4" draw:layer="layout" svg:width="21.781cm" svg:height="21.781cm" svg:x="39.108cm" svg:y="39.1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 draw:style-name="gr1">
                <draw:custom-shape draw:style-name="gr7" draw:text-style-name="P5" draw:layer="layout" svg:width="5.645cm" svg:height="0.595cm" draw:transform="skewX (-0.00174532925199436) rotate (2.35636902311754) translate (48.672cm 53.528cm)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5" draw:layer="layout" svg:width="9.382cm" svg:height="0.598cm" draw:transform="skewX (-0.00506145483078358) rotate (2.35654355604274) translate (54.893cm 53.529cm)">
                  <text:p/>
                  <draw:enhanced-geometry svg:viewBox="0 0 21600 21600" draw:mirror-horizontal="tru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1" draw:display-name="Gradient 11" draw:style="linear" draw:start-color="#81d41a" draw:end-color="#50938a" draw:start-intensity="100%" draw:end-intensity="100%" draw:angle="30deg" draw:border="0%">
      <loext:gradient-stop svg:offset="0" loext:color-type="rgb" loext:color-value="#81d41a"/>
      <loext:gradient-stop svg:offset="1" loext:color-type="rgb" loext:color-value="#50938a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#650953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15T19:25:55.923268717</meta:creation-date>
    <dc:date>2024-02-20T18:28:46.286000000</dc:date>
    <meta:editing-duration>PT1H4M43S</meta:editing-duration>
    <meta:editing-cycles>9</meta:editing-cycles>
    <meta:generator>LibreOffice/24.2.0.3$Windows_X86_64 LibreOffice_project/da48488a73ddd66ea24cf16bbc4f7b9c08e9bea1</meta:generator>
    <meta:document-statistic meta:object-count="12"/>
  </office:meta>
</office:document-meta>
</file>